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7.71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3fbe3f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3fbe3f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3fbe3f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007fff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007fff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007fff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12" style:family="table-cell" style:parent-style-name="Default">
      <style:table-cell-properties fo:background-color="#ff7f00"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iagnosis" table:style-name="ta1">
        <table:table-column table:style-name="co1" table:default-cell-style-name="ce15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>
            <text:p>Dimensions and measure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18</text:p>
          </table:table-cell>
          <table:table-cell table:style-name="ce17" table:number-columns-repeated="1005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number-columns-repeated="18"/>
          <table:table-cell table:style-name="ce17" table:number-columns-repeated="1005"/>
        </table:table-row>
        <table:table-row table:style-name="ro1">
          <table:table-cell table:style-name="ce3" office:value-type="string" calcext:value-type="string">
            <text:p>l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peci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eedingYe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sLast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iagnosisYea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diagnosisNot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developmentStatu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idewalkProximit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environmentBusynes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vig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tumpDiameter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isease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Measur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quantity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seases</text:p>
          </table:table-cell>
          <table:table-cell table:number-columns-repeated="1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seaseOnRoo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easeOnTrun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easeOnColl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easeOnCrow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</table:table>
      <table:table table:name="Pollution" table:style-name="ta1">
        <table:table-column table:style-name="co5" table:default-cell-style-name="Default"/>
        <table:table-row table:style-name="ro1">
          <table:table-cell/>
        </table:table-row>
      </table:table>
      <table:table table:name="Weather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36:44.109000000</meta:creation-date>
    <dc:date>2017-12-18T01:14:57.572000000</dc:date>
    <meta:editing-duration>PT38M15S</meta:editing-duration>
    <meta:editing-cycles>2</meta:editing-cycles>
    <meta:generator>LibreOffice/5.3.6.1$Windows_x86 LibreOffice_project/686f202eff87ef707079aeb7f485847613344eb7</meta:generator>
    <meta:document-statistic meta:table-count="3" meta:cell-count="91" meta:object-count="0"/>
  </office:meta>
</office:document-meta>
</file>